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19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Preis pro Stück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undstange Alu 4mm X 1m</text:p>
          </table:table-cell>
          <table:table-cell office:value-type="float" office:value="2" calcext:value-type="float">
            <text:p>2</text:p>
          </table:table-cell>
          <table:table-cell office:value-type="currency" office:currency="CHF" office:value="3.5" calcext:value-type="currency">
            <text:p>CHF 3.50</text:p>
          </table:table-cell>
          <table:table-cell table:formula="of:=[.B2]*[.C2]" office:value-type="currency" office:currency="CHF" office:value="7" calcext:value-type="currency">
            <text:p>CHF 7.00</text:p>
          </table:table-cell>
          <table:table-cell office:value-type="string" calcext:value-type="string">
            <text:p><text:a xlink:href="https://www.bauundhobby.ch/maschinen-werkstatt/beschlaege-briefkaesten/profile/aluminiumprofile/alu-rundstange-4-mm-1-m/p/3198041" xlink:type="simple">https://www.bauundhobby.ch/maschinen-werkstatt/beschlaege-briefkaesten/profile/aluminiumprofile/alu-rundstange-4-mm-1-m/p/3198041</text:a></text:p>
          </table:table-cell>
        </table:table-row>
        <table:table-row table:style-name="ro1">
          <table:table-cell office:value-type="string" calcext:value-type="string">
            <text:p>Coax Kabel RG-213 50 Ohm</text:p>
          </table:table-cell>
          <table:table-cell office:value-type="float" office:value="2" calcext:value-type="float">
            <text:p>2</text:p>
          </table:table-cell>
          <table:table-cell office:value-type="currency" office:currency="CHF" office:value="4.35" calcext:value-type="currency">
            <text:p>CHF 4.35</text:p>
          </table:table-cell>
          <table:table-cell table:formula="of:=[.B3]*[.C3]" office:value-type="currency" office:currency="CHF" office:value="8.7" calcext:value-type="currency">
            <text:p>CHF 8.70</text:p>
          </table:table-cell>
          <table:table-cell office:value-type="string" calcext:value-type="string">
            <text:p><text:a xlink:href="https://www.distrelec.ch/de/rg-koaxialkabel-nur-kupfer-schwarz-bedea-rg-213/p/15591011" xlink:type="simple">https://www.distrelec.ch/de/rg-koaxialkabel-nur-kupfer-schwarz-bedea-rg-213/p/15591011</text:a></text:p>
          </table:table-cell>
        </table:table-row>
        <table:table-row table:style-name="ro1">
          <table:table-cell office:value-type="string" calcext:value-type="string">
            <text:p>Klemmenleiste 6 mm², 2 Pole</text:p>
          </table:table-cell>
          <table:table-cell office:value-type="float" office:value="1" calcext:value-type="float">
            <text:p>1</text:p>
          </table:table-cell>
          <table:table-cell office:value-type="currency" office:currency="CHF" office:value="2.6" calcext:value-type="currency">
            <text:p>CHF 2.60</text:p>
          </table:table-cell>
          <table:table-cell table:formula="of:=[.B4]*[.C4]" office:value-type="currency" office:currency="CHF" office:value="2.6" calcext:value-type="currency">
            <text:p>CHF 2.60</text:p>
          </table:table-cell>
          <table:table-cell office:value-type="string" calcext:value-type="string">
            <text:p><text:a xlink:href="https://www.distrelec.ch/de/klemmenleiste-mm-pole-weiss-camdenboss-chtb6-2n/p/14831145?pos=4&amp;origPos=28&amp;origPageSize=10&amp;p=cat-L2D_379527~cat-L3D_525365~cat-DNAV_PL_041201&amp;q=*&amp;prodprice=2.6&amp;isProductFamily=false&amp;campaign=&amp;track=true" xlink:type="simple">https://www.distrelec.ch/de/klemmenleiste-mm-pole-weiss-camdenboss-chtb6-2n/p/14831145?pos=4&amp;origPos=28&amp;origPageSize=10&amp;p=cat-L2D_379527~cat-L3D_525365~cat-DNAV_PL_041201&amp;q=*&amp;prodprice=2.6&amp;isProductFamily=false&amp;campaign=&amp;track=tru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20:25.851134687</meta:creation-date>
    <meta:generator>LibreOffice/6.2.2.2$Linux_X86_64 LibreOffice_project/20$Build-2</meta:generator>
    <dc:date>2019-04-16T11:46:19.803478645</dc:date>
    <meta:editing-duration>PT1H25M53S</meta:editing-duration>
    <meta:editing-cycles>4</meta:editing-cycles>
    <meta:document-statistic meta:table-count="1" meta:cell-count="20" meta:object-count="0"/>
  </office:meta>
</office:document-meta>
</file>